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 Quiz: Week <text:variable-set text:name="Assignment" office:value-type="float" office:value="1" style:data-style-name="N0">1</text:variable-set></text:p>
      <text:p text:style-name="P1"/>
      <text:p text:style-name="P3">Mark Each Answer as TRUE (T) or FALSE (F)</text:p>
      <text:p text:style-name="P3"/>
      <text:list xml:id="list1568690637" text:style-name="L1">
        <text:list-item>
          <text:p text:style-name="P5">_______ <text:s text:c="4"/>As a projectile flies through the air, the x, y, and z components of the motion are independent of each other, and only unified by time.</text:p>
        </text:list-item>
      </text:list>
      <text:p text:style-name="P2"/>
      <text:p text:style-name="P2"/>
      <text:list xml:id="list1704745933" text:continue-numbering="true" text:style-name="L1">
        <text:list-item>
          <text:p text:style-name="P5">_______ <text:s text:c="4"/>A vector has a magnitude and a direction.</text:p>
        </text:list-item>
      </text:list>
      <text:p text:style-name="P2"/>
      <text:p text:style-name="P2"/>
      <text:p text:style-name="P2"/>
      <text:list xml:id="list295849775" text:continue-numbering="true" text:style-name="L1">
        <text:list-item>
          <text:p text:style-name="P5">_______ <text:s text:c="4"/>When two vectors of magnitude 3m and 4m are added together, the resultant vector is always 7m long.</text:p>
        </text:list-item>
      </text:list>
      <text:p text:style-name="P2"/>
      <text:p text:style-name="P2"/>
      <text:p text:style-name="P2"/>
      <text:list xml:id="list843569432" text:continue-numbering="true" text:style-name="L1">
        <text:list-item>
          <text:p text:style-name="P5">_______ <text:s text:c="3"/>Speed, Distance, and energy are all examples of vector quantities.</text:p>
        </text:list-item>
      </text:list>
      <text:p text:style-name="P2"/>
      <text:p text:style-name="P2"/>
      <text:p text:style-name="P2"/>
      <text:list xml:id="list1156053068" text:continue-numbering="true" text:style-name="L1">
        <text:list-item>
          <text:p text:style-name="P5">_______ <text:s text:c="4"/>Forces, Velocity, Acceleration, and Impulse are all examples of scalar quantities.</text:p>
        </text:list-item>
      </text:list>
      <text:p text:style-name="P2"/>
      <text:p text:style-name="P2"/>
      <text:p text:style-name="P2"/>
      <text:list xml:id="list248892757" text:continue-numbering="true" text:style-name="L1">
        <text:list-item>
          <text:p text:style-name="P5">_______ <text:s text:c="4"/>In general, when solving a projectile problem, the first step is to find the time of flight.</text:p>
        </text:list-item>
      </text:list>
      <text:p text:style-name="P2"/>
      <text:p text:style-name="P2"/>
      <text:p text:style-name="P2"/>
      <text:list xml:id="list1848620345" text:continue-numbering="true" text:style-name="L1">
        <text:list-item>
          <text:p text:style-name="P5">_______ <text:s text:c="4"/><draw:frame draw:style-name="fr2" draw:name="Object1" text:anchor-type="as-char" svg:width="0.1465in" svg:height="0.1839in" draw:z-index="1"><draw:object xlink:href="./Object 1" xlink:type="simple" xlink:show="embed" xlink:actuate="onLoad"/><draw:image xlink:href="./ObjectReplacements/Object 1" xlink:type="simple" xlink:show="embed" xlink:actuate="onLoad"/></draw:frame>is a unit vector in the y-direction.</text:p>
        </text:list-item>
      </text:list>
      <text:p text:style-name="P2"/>
      <text:p text:style-name="P2"/>
      <text:p text:style-name="P2"/>
      <text:list xml:id="list1281017041" text:continue-numbering="true" text:style-name="L1">
        <text:list-item>
          <text:p text:style-name="P5">_______ <text:s text:c="4"/>An object that falls for 1 second was 4.9 meters high when it was dropped.</text:p>
        </text:list-item>
      </text:list>
      <text:p text:style-name="P2"/>
      <text:p text:style-name="P2"/>
      <text:p text:style-name="P2"/>
      <text:list xml:id="list660501835" text:continue-numbering="true" text:style-name="L1">
        <text:list-item>
          <text:p text:style-name="P5">_______ <text:s text:c="4"/>Jenny runs 30 meters east, 40 meters south, and then climbs a 20 meter-long rope. She is now 90 meters from where she began.</text:p>
        </text:list-item>
      </text:list>
      <text:p text:style-name="P2"/>
      <text:p text:style-name="P2"/>
      <text:list xml:id="list1017947832" text:continue-numbering="true" text:style-name="L1">
        <text:list-item>
          <text:p text:style-name="P5">_______ <text:s text:c="4"/>X, Y and Z directions can all be picked arbitrarily, as long as they are 90<text:span text:style-name="T2">º</text:span> to each other – they do not need to follow any other ru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0"><draw:image xlink:href="Pictures/10000000000001B2000001F43BD51E3C.jpg" xlink:type="simple" xlink:show="embed" xlink:actuate="onLoad"/></draw:frame> <text:s text:c="11"/>Name: <text:tab/><text:tab/><text:date style:data-style-name="N37" text:date-value="2012-08-29T07:56:31.99" text:fixed="true">08/29/12</text:date></text:p>
      </style:header>
      <style:footer>
        <text:p text:style-name="Footer">1<text:span text:style-name="MT1">st</text:span> Nine Weeks<text:tab/><text:page-number text:select-page="current">1</text:page-number>/<text:page-count>1</text:page-count><text:tab/>Concept Quiz: Week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9T07:56:35</meta:creation-date>
    <meta:editing-duration>PT21M4S</meta:editing-duration>
    <meta:editing-cycles>15</meta:editing-cycles>
    <meta:generator>LibreOffice/3.5$Linux_X86_64 LibreOffice_project/350m1$Build-3</meta:generator>
    <dc:date>2012-08-31T06:56:44</dc:date>
    <meta:document-statistic meta:table-count="0" meta:image-count="1" meta:object-count="1" meta:page-count="1" meta:paragraph-count="14" meta:word-count="208" meta:character-count="1155" meta:non-whitespace-character-count="9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over accent="true">
        <mi>i</mi>
        <mo stretchy="false">̂</mo>
      </mover>
    </mrow>
    <annotation encoding="StarMath 5.0">hat i</annotation>
  </semantics>
</math>
</file>